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swald" svg:font-family="Oswald"/>
  </office:font-face-decls>
  <office:automatic-styles>
    <style:style style:name="P1" style:family="paragraph" style:parent-style-name="Heading_20_2">
      <style:paragraph-properties fo:margin-left="0in" fo:margin-right="0in" fo:margin-top="0.0835in" fo:margin-bottom="0.0835in" style:contextual-spacing="false" style:line-height-at-least="0.3335in" fo:text-indent="0in" style:auto-text-indent="false"/>
      <style:text-properties fo:color="#68912e" loext:opacity="100%" style:font-name="Oswald" fo:font-size="16.7999992370605pt" fo:font-weight="normal"/>
    </style:style>
    <style:style style:name="P2" style:family="paragraph" style:parent-style-name="Text_20_body">
      <style:paragraph-properties fo:margin-top="0in" fo:margin-bottom="0in" style:contextual-spacing="false" style:line-height-at-least="0.1665in" fo:text-align="center" style:justify-single-word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1665in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top="0in" fo:margin-bottom="0in" style:contextual-spacing="false" style:line-height-at-least="0.1665in" fo:text-align="start" style:justify-single-word="false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.0835in" style:contextual-spacing="false" style:line-height-at-least="0.1665in" fo:text-align="start" style:justify-single-word="false" fo:orphans="2" fo:widows="2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1665in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top="0in" fo:margin-bottom="0.0835in" style:contextual-spacing="false" style:line-height-at-least="0.1665in" fo:text-align="start" style:justify-single-word="false" fo:orphans="2" fo:widows="2" fo:padding="0in" fo:border="none"/>
    </style:style>
    <style:style style:name="P9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font-size="8.39999961853027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P12" style:family="paragraph" style:parent-style-name="Text_20_body" style:list-style-name="L1">
      <style:paragraph-properties fo:margin-top="0in" fo:margin-bottom="0in" style:contextual-spacing="false" style:line-height-at-least="0.1665in" fo:text-align="start" style:justify-single-word="false" fo:orphans="2" fo:widows="2" fo:padding="0in" fo:border="none"/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P13" style:family="paragraph" style:parent-style-name="Text_20_body" style:list-style-name="L1">
      <style:paragraph-properties fo:margin-top="0in" fo:margin-bottom="0.0835in" style:contextual-spacing="false" style:line-height-at-least="0.1665in" fo:text-align="start" style:justify-single-word="false" fo:orphans="2" fo:widows="2" fo:padding="0in" fo:border="none"/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P14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</style:style>
    <style:style style:name="T1" style:family="text">
      <style:text-properties fo:color="#ffffff" loext:opacity="20%" style:text-line-through-style="none" style:text-line-through-type="none" style:font-name="Arial" fo:font-size="8.39999961853027pt" style:text-underline-style="none" style:text-blinking="false" fo:background-color="#f5f5f5" loext:char-shading-value="0" loext:padding-left="0in" loext:padding-right="0in" loext:padding-top="0.0335in" loext:padding-bottom="0.0335in" loext:border-left="none" loext:border-right="none" loext:border-top="0.6pt solid #cccccc" loext:border-bottom="0.6pt solid #b3b3b3"/>
    </style:style>
    <style:style style:name="T2" style:family="text">
      <style:text-properties fo:font-variant="normal" fo:text-transform="none" fo:color="#000000" loext:opacity="100%" style:font-name="Arial" fo:font-size="8.39999961853027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loext:opacity="100%" style:font-name="Arial" fo:font-size="8.39999961853027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loext:opacity="100%" style:font-name="Arial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loext:opacity="100%" style:font-name="Arial" fo:letter-spacing="normal" fo:font-style="normal" fo:font-weight="bold" loext:padding="0in" loext:border="none"/>
    </style:style>
    <style:style style:name="T6" style:family="text">
      <style:text-properties fo:font-variant="normal" fo:text-transform="none" fo:color="#000000" loext:opacity="100%" style:font-name="Arial" fo:font-size="15pt" fo:letter-spacing="normal" fo:font-style="normal" fo:font-weight="normal" style:font-size-asian="15pt" style:font-size-complex="15pt" loext:padding="0in" loext:border="none"/>
    </style:style>
    <style:style style:name="T7" style:family="text">
      <style:text-properties fo:font-variant="normal" fo:text-transform="none" fo:color="#000000" loext:opacity="100%" style:font-name="Arial" fo:font-size="15pt" fo:letter-spacing="normal" fo:font-style="normal" fo:font-weight="bold" style:font-size-asian="15pt" style:font-size-complex="15pt" loext:padding="0in" loext:border="none"/>
    </style:style>
    <style:style style:name="T8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 loext:padding="0in" loext:border="none"/>
    </style:style>
    <style:style style:name="T9" style:family="text">
      <style:text-properties fo:font-variant="normal" fo:text-transform="none" fo:color="#000000" loext:opacity="100%" style:font-name="Arial" fo:font-size="13pt" fo:letter-spacing="normal" fo:font-style="normal" fo:font-weight="bold" style:font-size-asian="13pt" style:font-size-complex="13pt" loext:padding="0in" loext:border="none"/>
    </style:style>
    <style:style style:name="T10" style:family="text"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T11" style:family="text">
      <style:text-properties fo:font-variant="normal" fo:text-transform="none" fo:color="#000000" loext:opacity="100%" style:font-name="Arial" fo:font-size="13pt" fo:letter-spacing="normal" fo:font-style="normal" style:font-size-asian="13pt" style:font-size-complex="13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011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2201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011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Quadro1" text:anchor-type="paragraph" svg:x="-0.0957in" svg:y="-0.0728in" svg:width="7.1256in" draw:z-index="0"><draw:text-box fo:min-height="1.4972in"><text:h text:style-name="P1" text:outline-level="2">Tarefa 3 - Resultado de Estudante na Disciplina (uso de if..else) - prazo até 08/05</text:h></draw:text-box></draw:frame></text:p>
      <text:p text:style-name="P9"/>
      <text:p text:style-name="P9"/>
      <text:p text:style-name="P10">Desenvolver uma aplicação web para informar o resultado alcançado por um estudante em disciplina com três atividades avaliativas. A aplicação deve ler as três notas obtidas pelo estudante (valores entre 0 e 100) e sua quantidade de faltas durante o semestre da disciplina (admita que trata-se de uma disciplina com 80 aulas no semestre). A média final do estudante será a média aritmética das três notas.</text:p>
      <text:section text:style-name="Sect1" text:name="intro">
        <text:p text:style-name="P10">Dessa forma, a aplicação deve disponibilizar quatro campos para leitura (input), sendo um campo para a nota de cada atividade avaliativa e outro para a quantidade de faltas. Além disso, deve disponibilizar um botão para "Verificar Resultado".</text:p>
        <text:p text:style-name="P10">Ao clicar no botão "Verificar Resultado" devem ser executadas as seguintes instruções:</text:p>
        <text:list text:style-name="L1">
          <text:list-item>
            <text:p text:style-name="P4"><text:span text:style-name="T10">verificar se os valores informados pelo usuário nos campos de leitura contém valores válidos e emitir mensagens de </text:span><text:span text:style-name="Emphasis"><text:span text:style-name="Strong_20_Emphasis"><text:span text:style-name="T10">alert</text:span></text:span></text:span><text:span text:style-name="T10">, caso seja necessário:</text:span></text:p>
            <text:list>
              <text:list-item>
                <text:p text:style-name="P11">os campos das notas devem ser preenchidos com valores entre 0 e 100;</text:p>
              </text:list-item>
              <text:list-item>
                <text:p text:style-name="P12">o campo da quantidade de faltas deve ser preenchido com valor entre 0 e 80.</text:p>
              </text:list-item>
            </text:list>
          </text:list-item>
          <text:list-item>
            <text:p text:style-name="P13">calcular a média final do estudante, usando as três notas;</text:p>
          </text:list-item>
          <text:list-item>
            <text:p text:style-name="P6"><text:span text:style-name="T10">verificar a </text:span><text:span text:style-name="Strong_20_Emphasis"><text:span text:style-name="T10">situação final do estudante</text:span></text:span><text:span text:style-name="T10">:</text:span></text:p>
            <text:list>
              <text:list-item>
                <text:p text:style-name="P3"><text:span text:style-name="Strong_20_Emphasis"><text:span text:style-name="T10">Reprovado por Falta</text:span></text:span><text:span text:style-name="T10"> - se a quantidade de faltas for superior a 25% do total de aulas do semestre;</text:span></text:p>
              </text:list-item>
              <text:list-item>
                <text:p text:style-name="P5"><text:span text:style-name="Strong_20_Emphasis"><text:span text:style-name="T10">Reprovado por Nota</text:span></text:span><text:span text:style-name="T10"> - se a quantidade de faltas for de até 25% do total de aulas do semestre e a média final for menor que 60 pontos;</text:span></text:p>
              </text:list-item>
              <text:list-item>
                <text:p text:style-name="P5"><text:span text:style-name="Strong_20_Emphasis"><text:span text:style-name="T10">Aprovado</text:span></text:span><text:span text:style-name="T10"> - se a quantidade de faltas for de até 25% do total de aulas do semestre e a média final for de pelo menos 60 pontos.</text:span></text:p>
              </text:list-item>
            </text:list>
          </text:list-item>
        </text:list>
        <text:p text:style-name="P10">Por fim, deve ser mostrada mensagem com as seguintes informações sobre o estudante:</text:p>
        <text:list text:style-name="L2">
          <text:list-item>
            <text:p text:style-name="P7"><text:span text:style-name="Strong_20_Emphasis"><text:span text:style-name="T10">sua média final</text:span></text:span><text:span text:style-name="T10">;</text:span></text:p>
          </text:list-item>
          <text:list-item>
            <text:p text:style-name="P8"><text:span text:style-name="Strong_20_Emphasis"><text:span text:style-name="T10">seu percentual de faltas durante o semestre;</text:span></text:span></text:p>
          </text:list-item>
          <text:list-item>
            <text:p text:style-name="P8"><text:soft-page-break/><text:span text:style-name="Strong_20_Emphasis"><text:span text:style-name="T10">sua situação final.</text:span></text:span></text:p>
          </text:list-item>
        </text:list>
        <text:p text:style-name="P14"><text:span text:style-name="Strong_20_Emphasis"><text:span text:style-name="T10">Realize testes da sua aplicação e analise se os resultados apresentados estão corretos, fazendo correções/melhorias caso seja necessário.</text:span></text:span></text:p>
        <text:p text:style-name="P14"><text:span text:style-name="Strong_20_Emphasis"><text:span text:style-name="T10">Por fim, realize o envio dos arquivos (extensões .html e .js) aqui pelo AVA.</text:span></text:span></text:p>
        <text:p text:style-name="P10">Prazo: 08/05/2023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swald" svg:font-family="Oswal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3:07:14.390000000</meta:creation-date>
    <dc:date>2023-05-04T13:22:11.234000000</dc:date>
    <meta:editing-duration>PT14M57S</meta:editing-duration>
    <meta:editing-cycles>1</meta:editing-cycles>
    <meta:document-statistic meta:table-count="0" meta:image-count="0" meta:object-count="0" meta:page-count="2" meta:paragraph-count="19" meta:word-count="341" meta:character-count="1957" meta:non-whitespace-character-count="1646"/>
    <meta:generator>LibreOffice/7.5.2.2$Windows_X86_64 LibreOffice_project/53bb9681a964705cf672590721dbc85eb4d0c3a2</meta:generator>
  </office:meta>
</office:document-meta>
</file>